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Heading_20_1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" style:family="paragraph" style:parent-style-name="Heading_20_2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Heading_20_2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ru" fo:country="RU" officeooo:rsid="000195c9" officeooo:paragraph-rsid="000195c9" style:font-size-asian="14pt" style:font-size-complex="14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ru" fo:country="RU"/>
    </style:style>
    <style:style style:name="T3" style:family="text">
      <style:text-properties style:font-name="Times New Roman" fo:language="ru" fo:country="RU" officeooo:rsid="000195c9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195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5">О</text:span>главление</text:h>
      <text:p text:style-name="P5">1.Глава 1</text:p>
      <text:p text:style-name="P5">подглава 1.1</text:p>
      <text:p text:style-name="P6">2. Глава 2</text:p>
      <text:p text:style-name="P6">подглава 2.1</text:p>
      <text:p text:style-name="P6">подглава 2.2</text:p>
      <text:h text:style-name="P2" text:outline-level="1"><text:line-break/><text:span text:style-name="T1">Глава1</text:span></text:h>
      <text:h text:style-name="P4" text:outline-level="2">Подглава 1</text:h>
      <text:h text:style-name="P2" text:outline-level="1">Глава 2</text:h>
      <text:h text:style-name="P3" text:outline-level="2">Подглава 2.<text:span text:style-name="T5">1</text:span></text:h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h text:style-name="P3" text:outline-level="2"><text:span text:style-name="T5">П</text:span><text:span text:style-name="T4">одглава 2.2</text:span></text:h>
      <text:p text:style-name="P8"><text:span text:style-name="T1"/></text:p>
      <text:p text:style-name="P8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2-09-30T22:07:43.555000000</dc:date>
    <meta:editing-duration>PT40M46S</meta:editing-duration>
    <meta:editing-cycles>1</meta:editing-cycles>
    <meta:document-statistic meta:table-count="0" meta:image-count="0" meta:object-count="0" meta:page-count="4" meta:paragraph-count="11" meta:word-count="21" meta:character-count="113" meta:non-whitespace-character-count="102"/>
  </office:meta>
</office:document-meta>
</file>